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2f776"/>
    </style:style>
    <style:style style:name="P2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ohit Devanagari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P3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P4" style:family="paragraph" style:parent-style-name="Text_20_body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0bb4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balone Data Set</text:p>
      <text:p text:style-name="P2"/>
      <text:p text:style-name="P3">https://archive.ics.uci.edu/ml/datasets/abalone</text:p>
      <text:p text:style-name="Standard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272in" style:writing-mode="lr-tb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4:42:52.863540117</meta:creation-date>
    <dc:date>2019-10-19T21:03:47.526598877</dc:date>
    <meta:editing-duration>PT29M16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4" meta:character-count="63" meta:non-whitespace-character-count="61"/>
  </office:meta>
</office:document-meta>
</file>